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officeooo:rsid="001f1b3f" officeooo:paragraph-rsid="001f1b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LL OF DUTY WARZONE</text:p>
      <text:p text:style-name="Text_20_body">The game that I want to review is Call Of Duty Warzone, it's game that I've been playing for more thant a year, I've starded playing the same one day that it has been</text:p>
      <text:p text:style-name="Text_20_body">released.</text:p>
      <text:p text:style-name="Text_20_body">The logic of the game is pretty simple, the last man standing wins, but in the reality is not so easy, you start the game with a handgun with 149 other people around the world</text:p>
      <text:p text:style-name="Text_20_body">and if you want to win you need to kill 'em all.</text:p>
      <text:p text:style-name="Text_20_body">The thing that I most like of the game is that you have the ability of making your game weapons before the game itself starts, thant when you land you can grab the money</text:p>
      <text:p text:style-name="Text_20_body">for picking up your loadout.</text:p>
      <text:p text:style-name="Text_20_body">The thing that I don't i like about the game is that there isn't an anticheat yet, the producting house is working about that for almost a year and they say that in the next</text:p>
      <text:p text:style-name="Text_20_body">update the anticheat will beacome reality.</text:p>
      <text:p text:style-name="Text_20_body">I really recomend the game at other people of my same age, especially if they want to play in team with other friends, in fact another thing that makes Warzone a very good</text:p>
      <text:p text:style-name="Text_20_body">and enjoyable game is that you can team up with friends or strangeres if you wan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4T08:56:32.984000000</dc:date>
    <meta:editing-duration>PT1M12S</meta:editing-duration>
    <meta:editing-cycles>2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11" meta:word-count="215" meta:character-count="1083" meta:non-whitespace-character-count="879"/>
  </office:meta>
</office:document-meta>
</file>